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font-size="15pt" fo:letter-spacing="normal" style:font-size-asian="15pt" style:font-size-complex="15pt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5pt" fo:letter-spacing="normal" fo:font-style="normal" fo:font-weight="normal" style:font-size-asian="15pt" style:font-size-complex="15pt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fo:color="#1155cc" style:font-name="verdana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1155cc" style:font-name="verdana" fo:font-size="15pt" fo:letter-spacing="normal" fo:font-style="normal" fo:font-weight="normal" officeooo:rsid="00117364" style:font-size-asian="15pt" style:font-size-complex="15pt"/>
    </style:style>
    <style:style style:name="T5" style:family="text">
      <style:text-properties fo:font-variant="normal" fo:text-transform="none" fo:color="#1155cc" style:font-name="verdana" fo:font-size="15pt" fo:letter-spacing="normal" fo:font-style="normal" fo:font-weight="normal" officeooo:rsid="0012b846" style:font-size-asian="15pt" style:font-size-complex="15pt"/>
    </style:style>
    <style:style style:name="T6" style:family="text">
      <style:text-properties officeooo:rsid="00116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xus server on Centos.</text:p>
      <text:p text:style-name="P2"> <text:span text:style-name="T1">Nexus installation steps below.</text:span></text:p>
      <text:p text:style-name="P2"> <text:span text:style-name="T1">Create a centos vagrant vm and login into it.</text:span></text:p>
      <text:p text:style-name="P1">$ sudo -i</text:p>
      <text:p text:style-name="P1"># yum install -y java-1.8.0-openjdk.x86_64 vim wget</text:p>
      <text:p text:style-name="P1"># yum install -y java-1.8.0-openjdk-devel.x86_6<text:span text:style-name="T6">4</text:span></text:p>
      <text:p text:style-name="P1"># export RUN_AS_USER=root</text:p>
      <text:p text:style-name="P4"><text:span text:style-name="T2"># wget </text:span><text:a xlink:type="simple" xlink:href="http://www.sonatype.org/downloads/nexus-latest-bundle.tar.gz" office:target-frame-name="_blank" xlink:show="new" text:style-name="Internet_20_link" text:visited-style-name="Visited_20_Internet_20_Link"><text:span text:style-name="T3">http://www.sonatype.org/downlo</text:span></text:a><text:a xlink:type="simple" xlink:href="http://www.sonatype.org/downloads/nexus-latest-bundle.tar.gz" office:target-frame-name="_blank" xlink:show="new" text:style-name="Internet_20_link" text:visited-style-name="Visited_20_Internet_20_Link"><text:span text:style-name="T4">ad</text:span></text:a><text:span text:style-name="T5">s/</text:span><text:a xlink:type="simple" xlink:href="http://www.sonatype.org/downloads/nexus-latest-bundle.tar.gz" office:target-frame-name="_blank" xlink:show="new" text:style-name="Internet_20_link" text:visited-style-name="Visited_20_Internet_20_Link"><text:span text:style-name="T3">nexus-latest-bundle.tar.gz</text:span></text:a></text:p>
      <text:p text:style-name="P1"># sudo cp nexus-latest-bundle.tar.gz /usr/local/</text:p>
      <text:p text:style-name="P1"># cd /usr/local</text:p>
      <text:p text:style-name="P1"># sudo tar xvzf nexus-latest-bundle.tar.gz</text:p>
      <text:p text:style-name="P1"># sudo ln -s nexus-2.13.0-01 nexus</text:p>
      <text:p text:style-name="P1"># /usr/local/nexus/bin/nexus start​</text:p>
      <text:p text:style-name="P3"/>
      <text:p text:style-name="P6">From browser hit URL &lt;Nexus server IP&gt;:8081/nexus.</text:p>
      <text:p text:style-name="P1">Click login button and enter the credentials. (admin/admin123)</text:p>
      <text:p text:style-name="P1">Create hosted repository named “gameoflife” with all default settings.​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10:08.349852353</meta:creation-date>
    <dc:date>2017-03-10T12:59:03.959473352</dc:date>
    <meta:editing-duration>PT12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6" meta:character-count="660" meta:non-whitespace-character-count="588"/>
  </office:meta>
</office:document-meta>
</file>